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officeooo:paragraph-rsid="00049020"/>
    </style:style>
    <style:style style:name="P2" style:family="paragraph" style:parent-style-name="Standard">
      <style:text-properties fo:font-weight="bold" officeooo:rsid="00049020" officeooo:paragraph-rsid="00049020" style:font-weight-asian="bold" style:font-weight-complex="bold"/>
    </style:style>
    <style:style style:name="T1" style:family="text">
      <style:text-properties fo:language="nb" fo:country="NO" style:language-complex="ar" style:country-complex="SA"/>
    </style:style>
    <style:style style:name="T2" style:family="text">
      <style:text-properties fo:language="nb" fo:country="NO" fo:font-style="italic" style:font-style-asian="italic" style:language-complex="ar" style:country-complex="SA" style:font-style-complex="italic"/>
    </style:style>
    <style:style style:name="T3" style:family="text">
      <style:text-properties fo:language="nb" fo:country="NO" fo:font-style="normal" style:font-style-asian="normal" style:language-complex="ar" style:country-complex="SA"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æreplan politikk</text:p>
      <text:p text:style-name="Standard"/>
      <text:p text:style-name="P1"><text:span text:style-name="T1">..Abstraktgjøringen av kompetansemålene er både nødvendig og på mange måter problematisk i forhold til oversettelsen av reformen i det lokale og dets etablerte institusjonelle praksiser. Dale, Engelsen og Karseth (2011) påpeker i deres analyse av </text:span><text:span text:style-name="T2">kunnskapsløftets intensjoner, forutsetninger og operasjonalisering </text:span><text:span text:style-name="T3">har det vært en</text:span><text:span text:style-name="T1"> mangel på presisjon og konsistens i læremålene. Forskjellene mellom læreplanen sin generelle del og læreplanene for fag innebærer at reformen som helhet framstår som tvetydig. Utarbeidelsen av kompetansemål avhenger av substans, noe som innebærer at fagenes egenart må gis verdi i læreplanarbeidet, og som også åpner for tolkningsmuligheter som muliggjør kontinuitet så vel som forandr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18:42.210116811</meta:creation-date>
    <dc:date>2018-11-16T18:19:06.851831887</dc:date>
    <meta:editing-duration>PT25S</meta:editing-duration>
    <meta:editing-cycles>1</meta:editing-cycles>
    <meta:document-statistic meta:table-count="0" meta:image-count="0" meta:object-count="0" meta:page-count="1" meta:paragraph-count="2" meta:word-count="101" meta:character-count="737" meta:non-whitespace-character-count="637"/>
    <meta:generator>LibreOffice/6.0.6.2$Linux_X86_64 LibreOffice_project/00m0$Build-2</meta:generator>
  </office:meta>
</office:document-meta>
</file>